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TimesNewRoman" svg:font-family="TimesNewRoman" style:font-family-generic="roman"/>
    <style:font-face style:name="Mangal1" svg:font-family="Mangal" style:font-pitch="variable"/>
    <style:font-face style:name="Arial1" svg:font-family="Arial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ulka1" style:family="table" style:master-page-name="Standard">
      <style:table-properties style:width="7.0333in" fo:margin-left="-0.3118in" style:page-number="auto" table:align="left" style:writing-mode="lr-tb"/>
    </style:style>
    <style:style style:name="Tabulka1.A" style:family="table-column">
      <style:table-column-properties style:column-width="1.6917in"/>
    </style:style>
    <style:style style:name="Tabulka1.B" style:family="table-column">
      <style:table-column-properties style:column-width="1.125in"/>
    </style:style>
    <style:style style:name="Tabulka1.C" style:family="table-column">
      <style:table-column-properties style:column-width="2.4583in"/>
    </style:style>
    <style:style style:name="Tabulka1.D" style:family="table-column">
      <style:table-column-properties style:column-width="1.7583in"/>
    </style:style>
    <style:style style:name="Tabulka1.1" style:family="table-row">
      <style:table-row-properties style:min-row-height="0.25in" fo:keep-together="auto"/>
    </style:style>
    <style:style style:name="Tabulk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ulka1.2" style:family="table-row">
      <style:table-row-properties style:min-row-height="0.7278in" fo:keep-together="auto"/>
    </style:style>
    <style:style style:name="Tabulka2" style:family="table">
      <style:table-properties style:width="7.1076in" fo:margin-left="-0.3583in" table:align="left" style:writing-mode="lr-tb"/>
    </style:style>
    <style:style style:name="Tabulka2.A" style:family="table-column">
      <style:table-column-properties style:column-width="7.1076in"/>
    </style:style>
    <style:style style:name="Tabulka2.1" style:family="table-row">
      <style:table-row-properties style:min-row-height="0.2278in" fo:keep-together="auto"/>
    </style:style>
    <style:style style:name="Tabulka2.A1" style:family="table-cell">
      <style:table-cell-properties style:vertical-align="middle" fo:background-color="#f3f3f3" fo:padding-left="0.075in" fo:padding-right="0.075in" fo:padding-top="0in" fo:padding-bottom="0in" fo:border="1pt solid #808080" style:writing-mode="lr-tb">
        <style:background-image/>
      </style:table-cell-properties>
    </style:style>
    <style:style style:name="Tabulka3" style:family="table">
      <style:table-properties style:width="7.0486in" fo:margin-left="-0.3306in" table:align="left" style:writing-mode="lr-tb"/>
    </style:style>
    <style:style style:name="Tabulka3.A" style:family="table-column">
      <style:table-column-properties style:column-width="0.9986in"/>
    </style:style>
    <style:style style:name="Tabulka3.B" style:family="table-column">
      <style:table-column-properties style:column-width="0.191in"/>
    </style:style>
    <style:style style:name="Tabulka3.C" style:family="table-column">
      <style:table-column-properties style:column-width="5.859in"/>
    </style:style>
    <style:style style:name="Tabulka3.1" style:family="table-row">
      <style:table-row-properties style:min-row-height="0.5514in" fo:keep-together="auto"/>
    </style:style>
    <style:style style:name="Tabulka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ulka3.2" style:family="table-row">
      <style:table-row-properties style:min-row-height="0.125in" fo:keep-together="auto"/>
    </style:style>
    <style:style style:name="Tabulka3.3" style:family="table-row">
      <style:table-row-properties style:min-row-height="0.3021in" fo:keep-together="auto"/>
    </style:style>
    <style:style style:name="Tabulka3.4" style:family="table-row">
      <style:table-row-properties style:min-row-height="0.6146in" fo:keep-together="auto"/>
    </style:style>
    <style:style style:name="Tabulka4" style:family="table">
      <style:table-properties style:width="7.1076in" fo:margin-left="-0.3583in" table:align="left" style:writing-mode="lr-tb"/>
    </style:style>
    <style:style style:name="Tabulka4.A" style:family="table-column">
      <style:table-column-properties style:column-width="7.1076in"/>
    </style:style>
    <style:style style:name="Tabulka4.1" style:family="table-row">
      <style:table-row-properties style:min-row-height="0.2278in" fo:keep-together="auto"/>
    </style:style>
    <style:style style:name="Tabulka4.A1" style:family="table-cell">
      <style:table-cell-properties style:vertical-align="middle" fo:background-color="#f3f3f3" fo:padding-left="0.075in" fo:padding-right="0.075in" fo:padding-top="0in" fo:padding-bottom="0in" fo:border="1pt solid #808080" style:writing-mode="lr-tb">
        <style:background-image/>
      </style:table-cell-properties>
    </style:style>
    <style:style style:name="Tabulka12" style:family="table">
      <style:table-properties style:width="7.025in" fo:margin-left="-0.3118in" fo:margin-top="0in" fo:margin-bottom="0in" table:align="left" style:writing-mode="lr-tb"/>
    </style:style>
    <style:style style:name="Tabulka12.A" style:family="table-column">
      <style:table-column-properties style:column-width="0.9375in"/>
    </style:style>
    <style:style style:name="Tabulka12.B" style:family="table-column">
      <style:table-column-properties style:column-width="0.2521in"/>
    </style:style>
    <style:style style:name="Tabulka12.C" style:family="table-column">
      <style:table-column-properties style:column-width="5.8354in"/>
    </style:style>
    <style:style style:name="Tabulka12.1" style:family="table-row">
      <style:table-row-properties style:min-row-height="0.125in" fo:keep-together="auto"/>
    </style:style>
    <style:style style:name="Tabulka12.A1" style:family="table-cell">
      <style:table-cell-properties style:vertical-align="" fo:padding-left="0.075in" fo:padding-right="0.075in" fo:padding-top="0in" fo:padding-bottom="0in" fo:border="none"/>
    </style:style>
    <style:style style:name="Tabulka12.2" style:family="table-row">
      <style:table-row-properties style:min-row-height="0.0625in" fo:keep-together="auto"/>
    </style:style>
    <style:style style:name="Tabulka12.4" style:family="table-row">
      <style:table-row-properties style:min-row-height="0.25in" fo:keep-together="auto"/>
    </style:style>
    <style:style style:name="Tabulka5" style:family="table">
      <style:table-properties style:width="7.0313in" fo:margin-left="-0.3118in" table:align="left" style:writing-mode="lr-tb"/>
    </style:style>
    <style:style style:name="Tabulka5.A" style:family="table-column">
      <style:table-column-properties style:column-width="0.9375in"/>
    </style:style>
    <style:style style:name="Tabulka5.B" style:family="table-column">
      <style:table-column-properties style:column-width="0.2521in"/>
    </style:style>
    <style:style style:name="Tabulka5.C" style:family="table-column">
      <style:table-column-properties style:column-width="5.8417in"/>
    </style:style>
    <style:style style:name="Tabulka5.1" style:family="table-row">
      <style:table-row-properties style:min-row-height="0.25in" fo:keep-together="auto"/>
    </style:style>
    <style:style style:name="Tabulka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ulka5.3" style:family="table-row">
      <style:table-row-properties style:min-row-height="1.2972in" fo:keep-together="auto"/>
    </style:style>
    <style:style style:name="Tabulka8" style:family="table">
      <style:table-properties style:width="7.1306in" fo:margin-left="-0.3583in" table:align="left" style:writing-mode="lr-tb"/>
    </style:style>
    <style:style style:name="Tabulka8.A" style:family="table-column">
      <style:table-column-properties style:column-width="7.1306in"/>
    </style:style>
    <style:style style:name="Tabulka8.1" style:family="table-row">
      <style:table-row-properties style:min-row-height="0.2278in" fo:keep-together="auto"/>
    </style:style>
    <style:style style:name="Tabulka8.A1" style:family="table-cell">
      <style:table-cell-properties style:vertical-align="middle" fo:background-color="#f3f3f3" fo:padding-left="0.075in" fo:padding-right="0.075in" fo:padding-top="0in" fo:padding-bottom="0in" fo:border="1pt solid #808080" style:writing-mode="lr-tb">
        <style:background-image/>
      </style:table-cell-properties>
    </style:style>
    <style:style style:name="Tabulka9" style:family="table">
      <style:table-properties style:width="7.1042in" fo:margin-left="-0.341in" table:align="left" style:writing-mode="lr-tb"/>
    </style:style>
    <style:style style:name="Tabulka9.A" style:family="table-column">
      <style:table-column-properties style:column-width="0.8542in"/>
    </style:style>
    <style:style style:name="Tabulka9.B" style:family="table-column">
      <style:table-column-properties style:column-width="6.25in"/>
    </style:style>
    <style:style style:name="Tabulka9.1" style:family="table-row">
      <style:table-row-properties fo:keep-together="auto"/>
    </style:style>
    <style:style style:name="Tabulka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ulka11" style:family="table">
      <style:table-properties style:width="7.0563in" fo:margin-left="-0.3535in" fo:margin-top="0in" fo:margin-bottom="0in" table:align="left" style:writing-mode="lr-tb"/>
    </style:style>
    <style:style style:name="Tabulka11.A" style:family="table-column">
      <style:table-column-properties style:column-width="0.8667in"/>
    </style:style>
    <style:style style:name="Tabulka11.B" style:family="table-column">
      <style:table-column-properties style:column-width="0.6667in"/>
    </style:style>
    <style:style style:name="Tabulka11.C" style:family="table-column">
      <style:table-column-properties style:column-width="0.7083in"/>
    </style:style>
    <style:style style:name="Tabulka11.D" style:family="table-column">
      <style:table-column-properties style:column-width="4.8146in"/>
    </style:style>
    <style:style style:name="Tabulka11.1" style:family="table-row">
      <style:table-row-properties style:min-row-height="0.0118in" fo:keep-together="auto"/>
    </style:style>
    <style:style style:name="Tabulka11.A1" style:family="table-cell">
      <style:table-cell-properties style:vertical-align="" fo:padding-left="0.075in" fo:padding-right="0.075in" fo:padding-top="0in" fo:padding-bottom="0in" fo:border="none"/>
    </style:style>
    <style:style style:name="Tabulka11.3" style:family="table-row">
      <style:table-row-properties style:min-row-height="0.0056in" fo:keep-together="auto"/>
    </style:style>
    <style:style style:name="Tabulka11.4" style:family="table-row">
      <style:table-row-properties style:min-row-height="0.0028in" fo:keep-together="auto"/>
    </style:style>
    <style:style style:name="Tabulka11.5" style:family="table-row">
      <style:table-row-properties style:min-row-height="0.0014in" fo:keep-together="auto"/>
    </style:style>
    <style:style style:name="Tabulka11.6" style:family="table-row">
      <style:table-row-properties style:min-row-height="0.0007in" fo:keep-together="auto"/>
    </style:style>
    <style:style style:name="Tabulka10" style:family="table">
      <style:table-properties style:width="7.1042in" fo:margin-left="-0.341in" table:align="left" style:writing-mode="lr-tb"/>
    </style:style>
    <style:style style:name="Tabulka10.A" style:family="table-column">
      <style:table-column-properties style:column-width="0.8542in"/>
    </style:style>
    <style:style style:name="Tabulka10.B" style:family="table-column">
      <style:table-column-properties style:column-width="0.875in"/>
    </style:style>
    <style:style style:name="Tabulka10.C" style:family="table-column">
      <style:table-column-properties style:column-width="2.875in"/>
    </style:style>
    <style:style style:name="Tabulka10.D" style:family="table-column">
      <style:table-column-properties style:column-width="1.3438in"/>
    </style:style>
    <style:style style:name="Tabulka10.E" style:family="table-column">
      <style:table-column-properties style:column-width="1.1563in"/>
    </style:style>
    <style:style style:name="Tabulka10.1" style:family="table-row">
      <style:table-row-properties fo:keep-together="auto"/>
    </style:style>
    <style:style style:name="Tabulka1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ulka10.15" style:family="table-row">
      <style:table-row-properties style:min-row-height="1.0931in" fo:keep-together="auto"/>
    </style:style>
    <style:style style:name="Table1" style:family="table">
      <style:table-properties style:width="7.0313in" fo:margin-left="-0.3118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2521in"/>
    </style:style>
    <style:style style:name="Table1.C" style:family="table-column">
      <style:table-column-properties style:column-width="5.8417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2292in" fo:keep-together="auto"/>
    </style:style>
    <style:style style:name="P1" style:family="paragraph" style:parent-style-name="Standard">
      <style:text-properties style:font-name="Arial" fo:font-size="16pt" fo:letter-spacing="0.0138in" fo:font-weight="bold" style:font-size-asian="16pt" style:font-weight-asian="bold" style:font-name-complex="Arial" style:font-size-complex="16pt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7" style:family="paragraph" style:parent-style-name="Standard"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officeooo:rsid="0012f36f" officeooo:paragraph-rsid="0012f36f" style:font-size-asian="10pt" style:font-size-complex="10pt"/>
    </style:style>
    <style:style style:name="P15" style:family="paragraph" style:parent-style-name="Standard">
      <style:text-properties style:font-name="Arial" fo:font-size="10pt" fo:letter-spacing="0.0043in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size="10pt" fo:letter-spacing="0.0043in" style:font-size-asian="10pt" style:font-name-complex="Arial" style:font-size-complex="10pt"/>
    </style:style>
    <style:style style:name="P17" style:family="paragraph" style:parent-style-name="Standard">
      <style:text-properties style:font-name="Arial" fo:font-size="10pt" fo:font-style="italic" style:font-size-asian="10pt" style:font-style-asian="italic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fo:letter-spacing="normal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style:snap-to-layout-grid="false"/>
      <style:text-properties style:font-name="Arial" fo:font-size="10pt" fo:letter-spacing="normal" fo:font-weight="normal" officeooo:paragraph-rsid="0012f36f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text-properties style:font-name="Arial" fo:font-size="10pt" fo:letter-spacing="-0.0028in" style:font-size-asian="10pt" style:font-name-complex="Arial" style:font-size-complex="10pt"/>
    </style:style>
    <style:style style:name="P21" style:family="paragraph" style:parent-style-name="Standard">
      <style:text-properties style:font-name="Arial" fo:font-size="10pt" fo:letter-spacing="-0.0028in" officeooo:paragraph-rsid="000bffa1" style:font-size-asian="10pt" style:font-name-complex="Arial" style:font-size-complex="10pt"/>
    </style:style>
    <style:style style:name="P22" style:family="paragraph" style:parent-style-name="Standard">
      <style:text-properties style:font-name="Arial" fo:font-size="10pt" fo:letter-spacing="-0.0028in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text-properties style:font-name="Arial" fo:font-size="10pt" fo:letter-spacing="-0.0028in" fo:font-style="normal" officeooo:rsid="000786c4" officeooo:paragraph-rsid="000bffa1" style:font-size-asian="10pt" style:font-style-asian="normal" style:font-name-complex="Arial" style:font-size-complex="10pt" style:font-style-complex="normal"/>
    </style:style>
    <style:style style:name="P24" style:family="paragraph" style:parent-style-name="Standard">
      <style:text-properties style:font-name="Arial" fo:font-size="10pt" style:font-name-asian="TimesNewRoman" style:font-size-asian="10pt" style:font-name-complex="Arial" style:font-size-complex="10pt"/>
    </style:style>
    <style:style style:name="P25" style:family="paragraph" style:parent-style-name="Standard">
      <style:text-properties style:font-name="Arial" fo:font-size="10pt" fo:font-style="normal" officeooo:rsid="001ab616" officeooo:paragraph-rsid="000bffa1" style:font-size-asian="10pt" style:font-style-asian="normal" style:font-size-complex="10pt" style:font-style-complex="normal"/>
    </style:style>
    <style:style style:name="P26" style:family="paragraph" style:parent-style-name="Standard">
      <style:text-properties style:font-name="Arial" fo:font-size="10pt" fo:font-style="normal" officeooo:rsid="001b26f2" officeooo:paragraph-rsid="000bffa1" style:font-size-asian="10pt" style:font-style-asian="normal" style:font-size-complex="10pt" style:font-style-complex="normal"/>
    </style:style>
    <style:style style:name="P27" style:family="paragraph" style:parent-style-name="Standard">
      <style:text-properties style:font-name="Arial" fo:font-size="10pt" fo:font-style="normal" fo:font-weight="bold" officeooo:rsid="001b26f2" officeooo:paragraph-rsid="000bffa1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text-properties style:font-name="Arial" fo:font-weight="bold" style:font-weight-asian="bold" style:font-name-complex="Arial"/>
    </style:style>
    <style:style style:name="P29" style:family="paragraph" style:parent-style-name="Standard">
      <style:paragraph-properties fo:text-align="center" style:justify-single-word="false"/>
      <style:text-properties officeooo:paragraph-rsid="000e894c"/>
    </style:style>
    <style:style style:name="P30" style:family="paragraph" style:parent-style-name="Standard">
      <style:text-properties fo:color="#000000" loext:opacity="100%" style:font-name="Arial" fo:font-size="10pt" fo:background-color="transparent" style:font-size-asian="10pt" style:font-name-complex="Arial" style:font-size-complex="10pt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font-name="Arial" fo:font-size="10pt" fo:background-color="transparent" style:font-size-asian="10pt" style:font-name-complex="Arial" style:font-size-complex="10pt"/>
    </style:style>
    <style:style style:name="P32" style:family="paragraph" style:parent-style-name="Standard">
      <style:paragraph-properties fo:text-align="center" style:justify-single-word="false" style:snap-to-layout-grid="false"/>
      <style:text-properties fo:color="#000000" loext:opacity="100%" style:font-name="Arial" fo:font-size="10pt" fo:background-color="transparent" style:font-size-asian="10pt" style:font-name-complex="Arial" style:font-size-complex="10pt"/>
    </style:style>
    <style:style style:name="P33" style:family="paragraph" style:parent-style-name="Standard">
      <style:text-properties fo:color="#000000" loext:opacity="100%" style:font-name="Arial" fo:font-size="10pt" fo:background-color="transparent" style:font-name-asian="TimesNewRoman" style:font-size-asian="10pt" style:font-name-complex="Arial" style:font-size-complex="10pt"/>
    </style:style>
    <style:style style:name="P34" style:family="paragraph" style:parent-style-name="Standard">
      <style:text-properties fo:color="#000000" loext:opacity="100%" style:font-name="Arial" fo:font-size="10pt" fo:letter-spacing="-0.0028in" fo:background-color="transparent" style:font-name-asian="TimesNewRoman" style:font-size-asian="10pt" style:font-name-complex="Arial" style:font-size-complex="10pt"/>
    </style:style>
    <style:style style:name="P35" style:family="paragraph" style:parent-style-name="Standard">
      <style:text-properties fo:color="#000000" loext:opacity="100%" style:text-position="0% 100%" style:font-name="Arial1" fo:font-size="10pt" fo:font-weight="bold" officeooo:paragraph-rsid="000e894c" style:font-name-asian="Arial2" style:font-size-asian="10pt" style:font-weight-asian="bold" style:font-name-complex="Arial2" style:font-size-complex="10pt"/>
    </style:style>
    <style:style style:name="P36" style:family="paragraph" style:parent-style-name="Standard">
      <style:text-properties fo:color="#000000" loext:opacity="100%" style:text-position="0% 100%" style:font-name="Arial1" fo:font-size="10pt" officeooo:paragraph-rsid="000e894c" style:font-name-asian="Arial2" style:font-size-asian="10pt" style:font-name-complex="Arial2" style:font-size-complex="10pt"/>
    </style:style>
    <style:style style:name="P37" style:family="paragraph" style:parent-style-name="Standard">
      <style:text-properties fo:color="#000000" loext:opacity="100%" style:text-position="0% 100%" style:font-name="Arial1" fo:font-size="10pt" officeooo:paragraph-rsid="000fb8ed" style:font-name-asian="Arial2" style:font-size-asian="10pt" style:font-name-complex="Arial2" style:font-size-complex="10pt"/>
    </style:style>
    <style:style style:name="P38" style:family="paragraph" style:parent-style-name="Standard">
      <style:text-properties fo:color="#000000" loext:opacity="100%" style:text-position="0% 100%" style:font-name="Arial1" fo:font-size="10pt" fo:font-weight="normal" officeooo:paragraph-rsid="000e894c" style:font-name-asian="Arial2" style:font-size-asian="10pt" style:font-weight-asian="normal" style:font-name-complex="Arial2" style:font-size-complex="10pt"/>
    </style:style>
    <style:style style:name="P39" style:family="paragraph" style:parent-style-name="Standard">
      <style:text-properties style:text-position="0% 100%" style:font-name="Arial" fo:font-size="10pt" fo:font-weight="bold" officeooo:paragraph-rsid="000e894c" style:font-name-asian="Arial2" style:font-size-asian="10pt" style:font-weight-asian="bold" style:font-name-complex="Arial" style:font-size-complex="10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text-position="0% 100%" style:font-name="Arial" fo:font-size="10pt" fo:font-style="normal" fo:font-weight="bold" officeooo:rsid="001eee7b" officeooo:paragraph-rsid="000bffa1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style:text-position="0% 100%" style:font-name="Arial1" fo:font-size="10pt" officeooo:paragraph-rsid="000e894c" style:font-name-asian="Arial2" style:font-size-asian="10pt" style:font-name-complex="Arial2" style:font-size-complex="10pt"/>
    </style:style>
    <style:style style:name="P42" style:family="paragraph" style:parent-style-name="Standard">
      <style:paragraph-properties fo:text-align="center" style:justify-single-word="false"/>
      <style:text-properties style:text-position="0% 100%" style:font-name="Arial1" fo:font-size="10pt" officeooo:rsid="000e894c" officeooo:paragraph-rsid="000e894c" style:font-name-asian="Arial2" style:font-size-asian="10pt" style:font-name-complex="Arial2" style:font-size-complex="10pt"/>
    </style:style>
    <style:style style:name="P43" style:family="paragraph" style:parent-style-name="Standard">
      <style:text-properties style:text-position="0% 100%" style:font-name="Arial1" fo:font-size="10pt" fo:font-style="italic" officeooo:paragraph-rsid="000e894c" style:font-name-asian="Arial2" style:font-size-asian="10pt" style:font-style-asian="italic" style:font-name-complex="Arial2" style:font-size-complex="10pt"/>
    </style:style>
    <style:style style:name="P44" style:family="paragraph" style:parent-style-name="Standard">
      <style:text-properties style:text-position="0% 100%" style:font-name="Arial1" fo:font-size="10pt" fo:font-weight="bold" officeooo:paragraph-rsid="000e894c" style:font-name-asian="Arial2" style:font-size-asian="10pt" style:font-weight-asian="bold" style:font-name-complex="Arial2" style:font-size-complex="10pt"/>
    </style:style>
    <style:style style:name="P45" style:family="paragraph" style:parent-style-name="Standard">
      <style:text-properties officeooo:paragraph-rsid="000bffa1"/>
    </style:style>
    <style:style style:name="P46" style:family="paragraph" style:parent-style-name="Standard">
      <style:text-properties officeooo:paragraph-rsid="000e894c"/>
    </style:style>
    <style:style style:name="P47" style:family="paragraph" style:parent-style-name="Standard">
      <style:paragraph-properties fo:margin-left="0.25in" fo:margin-right="0in" fo:text-indent="0in" style:auto-text-indent="false"/>
    </style:style>
    <style:style style:name="P48" style:family="paragraph" style:parent-style-name="Text_20_body">
      <style:text-properties officeooo:paragraph-rsid="000bffa1"/>
    </style:style>
    <style:style style:name="P49" style:family="paragraph" style:parent-style-name="Default_20_Drawing_20_Style">
      <style:text-properties fo:color="#000000" loext:opacity="100%" style:text-position="0% 100%" style:font-name="Arial1" fo:font-size="10pt" fo:font-weight="bold" officeooo:paragraph-rsid="0012f36f" style:font-name-asian="Arial2" style:font-size-asian="10pt" style:font-weight-asian="bold" style:font-name-complex="Arial2" style:font-size-complex="10pt"/>
    </style:style>
    <style:style style:name="P50" style:family="paragraph" style:parent-style-name="Default_20_Drawing_20_Style">
      <style:text-properties fo:color="#000000" loext:opacity="100%" style:text-position="0% 100%" style:font-name="Arial1" fo:font-size="10pt" fo:font-weight="bold" officeooo:paragraph-rsid="00173435" style:font-name-asian="Arial2" style:font-size-asian="10pt" style:font-weight-asian="bold" style:font-name-complex="Arial2" style:font-size-complex="10pt"/>
    </style:style>
    <style:style style:name="P51" style:family="paragraph" style:parent-style-name="Default_20_Drawing_20_Style">
      <style:paragraph-properties fo:text-align="center" style:justify-single-word="false"/>
      <style:text-properties fo:color="#000000" loext:opacity="100%" style:text-position="0% 100%" style:font-name="Arial1" fo:font-size="10pt" fo:font-weight="normal" officeooo:paragraph-rsid="00173435" style:font-name-asian="Arial2" style:font-size-asian="10pt" style:font-weight-asian="normal" style:font-name-complex="Arial2" style:font-size-complex="10pt" style:font-weight-complex="normal"/>
    </style:style>
    <style:style style:name="P52" style:family="paragraph" style:parent-style-name="Standard">
      <style:text-properties style:font-name="Arial" fo:font-size="10pt" fo:letter-spacing="0.0028in" fo:font-weight="bold" style:font-size-asian="10pt" style:font-weight-asian="bold" style:font-name-complex="Arial" style:font-size-complex="10pt" style:font-weight-complex="bold"/>
    </style:style>
    <style:style style:name="P53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4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55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6" style:family="paragraph" style:parent-style-name="Standard">
      <style:paragraph-properties fo:text-align="center" style:justify-single-word="false"/>
      <style:text-properties style:font-name="Arial" fo:font-size="10pt" officeooo:rsid="0012f36f" officeooo:paragraph-rsid="001642fa" style:font-size-asian="10pt" style:font-size-complex="10pt"/>
    </style:style>
    <style:style style:name="P57" style:family="paragraph" style:parent-style-name="Standard">
      <style:paragraph-properties fo:text-align="center" style:justify-single-word="false"/>
      <style:text-properties style:font-name="Arial" fo:font-size="10pt" officeooo:rsid="00173435" officeooo:paragraph-rsid="00173435" style:font-size-asian="10pt" style:font-size-complex="10pt"/>
    </style:style>
    <style:style style:name="P58" style:family="paragraph" style:parent-style-name="Standard">
      <style:text-properties style:font-name="Arial" fo:font-size="10pt" fo:font-style="normal" fo:font-weight="bold" officeooo:rsid="001b26f2" officeooo:paragraph-rsid="000bffa1" style:font-size-asian="10pt" style:font-style-asian="normal" style:font-weight-asian="bold" style:font-size-complex="10pt" style:font-style-complex="normal" style:font-weight-complex="bold"/>
    </style:style>
    <style:style style:name="P59" style:family="paragraph" style:parent-style-name="Standard">
      <style:text-properties style:font-name="Arial" fo:font-size="10pt" fo:font-style="normal" fo:font-weight="bold" officeooo:rsid="001642fa" officeooo:paragraph-rsid="001642fa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Standard">
      <style:text-properties style:font-name="Arial" fo:font-size="10pt" fo:font-style="normal" officeooo:rsid="001b26f2" officeooo:paragraph-rsid="000bffa1" style:font-size-asian="10pt" style:font-style-asian="normal" style:font-size-complex="10pt" style:font-style-complex="normal"/>
    </style:style>
    <style:style style:name="P61" style:family="paragraph" style:parent-style-name="Standard">
      <style:text-properties style:font-name="Arial" fo:font-size="10pt" fo:font-style="normal" officeooo:rsid="001ab616" officeooo:paragraph-rsid="000bffa1" style:font-size-asian="10pt" style:font-style-asian="normal" style:font-size-complex="10pt" style:font-style-complex="normal"/>
    </style:style>
    <style:style style:name="P62" style:family="paragraph" style:parent-style-name="Standard">
      <style:text-properties style:font-name="Arial" fo:font-size="10pt" fo:font-style="normal" officeooo:rsid="001642fa" officeooo:paragraph-rsid="001642fa" style:font-size-asian="10pt" style:font-style-asian="normal" style:font-size-complex="10pt" style:font-style-complex="normal"/>
    </style:style>
    <style:style style:name="P63" style:family="paragraph" style:parent-style-name="Standard">
      <style:text-properties style:font-name="Arial" fo:font-size="10pt" fo:font-style="normal" officeooo:rsid="001ab616" officeooo:paragraph-rsid="001642fa" style:font-size-asian="10pt" style:font-style-asian="normal" style:font-name-complex="Arial" style:font-size-complex="10pt" style:font-style-complex="normal"/>
    </style:style>
    <style:style style:name="P64" style:family="paragraph" style:parent-style-name="Standard">
      <style:paragraph-properties fo:text-align="center" style:justify-single-word="false"/>
      <style:text-properties style:font-name="Arial" fo:font-size="10pt" fo:letter-spacing="0.0043in" fo:font-weight="normal" style:font-size-asian="10pt" style:font-weight-asian="normal" style:font-name-complex="Arial" style:font-size-complex="10pt" style:font-weight-complex="normal"/>
    </style:style>
    <style:style style:name="P65" style:family="paragraph" style:parent-style-name="Standard">
      <style:paragraph-properties style:snap-to-layout-grid="false"/>
      <style:text-properties style:font-name="Arial" fo:font-size="10pt" fo:letter-spacing="normal" fo:font-weight="normal" style:font-size-asian="10pt" style:font-weight-asian="normal" style:font-name-complex="Arial" style:font-size-complex="10pt" style:font-weight-complex="normal"/>
    </style:style>
    <style:style style:name="P66" style:family="paragraph" style:parent-style-name="Standard">
      <style:paragraph-properties style:snap-to-layout-grid="false"/>
      <style:text-properties style:font-name="Arial" fo:font-size="10pt" fo:letter-spacing="normal" fo:font-weight="normal" officeooo:paragraph-rsid="00173435" style:font-size-asian="10pt" style:font-weight-asian="normal" style:font-name-complex="Arial" style:font-size-complex="10pt" style:font-weight-complex="normal"/>
    </style:style>
    <style:style style:name="P67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8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69" style:family="paragraph" style:parent-style-name="Standard">
      <style:text-properties fo:color="#000000" loext:opacity="100%" style:text-position="0% 100%" style:font-name="Arial1" fo:font-size="10pt" fo:font-weight="bold" officeooo:paragraph-rsid="0012f36f" style:font-name-asian="Arial2" style:font-size-asian="10pt" style:font-weight-asian="bold" style:font-name-complex="Arial2" style:font-size-complex="10pt"/>
    </style:style>
    <style:style style:name="P70" style:family="paragraph" style:parent-style-name="Standard">
      <style:text-properties fo:color="#000000" loext:opacity="100%" style:text-position="0% 100%" style:font-name="Arial1" fo:font-size="10pt" fo:font-weight="bold" officeooo:paragraph-rsid="001642fa" style:font-name-asian="Arial2" style:font-size-asian="10pt" style:font-weight-asian="bold" style:font-name-complex="Arial2" style:font-size-complex="10pt"/>
    </style:style>
    <style:style style:name="P71" style:family="paragraph" style:parent-style-name="Standard">
      <style:text-properties fo:color="#000000" loext:opacity="100%" style:text-position="0% 100%" style:font-name="Arial1" fo:font-size="10pt" fo:font-style="italic" fo:font-weight="normal" officeooo:paragraph-rsid="001642fa" style:font-name-asian="Arial2" style:font-size-asian="10pt" style:font-style-asian="italic" style:font-weight-asian="normal" style:font-name-complex="Arial2" style:font-size-complex="10pt" style:font-weight-complex="normal"/>
    </style:style>
    <style:style style:name="P72" style:family="paragraph" style:parent-style-name="Standard">
      <style:text-properties fo:color="#000000" loext:opacity="100%" style:text-position="0% 100%" style:font-name="Arial1" fo:font-size="10pt" fo:font-weight="normal" officeooo:paragraph-rsid="001642fa" style:font-name-asian="Arial2" style:font-size-asian="10pt" style:font-weight-asian="normal" style:font-name-complex="Arial2" style:font-size-complex="10pt" style:font-weight-complex="normal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text-position="0% 100%" style:font-name="Arial1" fo:font-size="10pt" fo:font-weight="normal" officeooo:paragraph-rsid="001642fa" style:font-name-asian="Arial2" style:font-size-asian="10pt" style:font-weight-asian="normal" style:font-name-complex="Arial2" style:font-size-complex="10pt" style:font-weight-complex="normal"/>
    </style:style>
    <style:style style:name="P74" style:family="paragraph" style:parent-style-name="Standard">
      <style:paragraph-properties fo:text-align="center" style:justify-single-word="false"/>
      <style:text-properties fo:color="#000000" loext:opacity="100%" style:text-position="0% 100%" style:font-name="Arial1" fo:font-size="10pt" fo:font-weight="normal" officeooo:paragraph-rsid="00173435" style:font-name-asian="Arial2" style:font-size-asian="10pt" style:font-weight-asian="normal" style:font-name-complex="Arial2" style:font-size-complex="10pt" style:font-weight-complex="normal"/>
    </style:style>
    <style:style style:name="P75" style:family="paragraph" style:parent-style-name="Standard">
      <style:text-properties fo:color="#000000" loext:opacity="100%" style:text-position="0% 100%" style:font-name="Arial" fo:font-size="10pt" fo:font-weight="bold" officeooo:paragraph-rsid="001642fa" style:font-name-asian="Arial2" style:font-size-asian="10pt" style:font-weight-asian="bold" style:font-name-complex="Arial" style:font-size-complex="10pt" style:font-weight-complex="bold"/>
    </style:style>
    <style:style style:name="P76" style:family="paragraph" style:parent-style-name="Standard">
      <style:text-properties fo:color="#000000" loext:opacity="100%" style:text-position="0% 100%" style:font-name="Arial" fo:font-size="10pt" fo:font-weight="bold" officeooo:paragraph-rsid="00173435" style:font-name-asian="Arial2" style:font-size-asian="10pt" style:font-weight-asian="bold" style:font-name-complex="Arial" style:font-size-complex="10pt" style:font-weight-complex="bold"/>
    </style:style>
    <style:style style:name="P77" style:family="paragraph" style:parent-style-name="Standard">
      <style:text-properties officeooo:paragraph-rsid="000e894c"/>
    </style:style>
    <style:style style:name="P78" style:family="paragraph" style:parent-style-name="Standard">
      <style:text-properties officeooo:paragraph-rsid="001642fa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font-name="Arial" fo:font-size="10pt" fo:letter-spacing="0.0043in" style:font-size-asian="10pt" style:font-name-complex="Arial" style:font-size-complex="10pt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e894c"/>
    </style:style>
    <style:style style:name="T8" style:family="text">
      <style:text-properties fo:language="en" fo:country="US" officeooo:rsid="000fb8ed"/>
    </style:style>
    <style:style style:name="T9" style:family="text">
      <style:text-properties fo:language="en" fo:country="US" officeooo:rsid="0012f36f"/>
    </style:style>
    <style:style style:name="T10" style:family="text">
      <style:text-properties fo:language="en" fo:country="US" fo:font-weight="normal" officeooo:rsid="0012f36f" style:font-weight-asian="normal" style:font-weight-complex="normal"/>
    </style:style>
    <style:style style:name="T11" style:family="text">
      <style:text-properties fo:color="#000000" loext:opacity="100%" style:font-name="Arial" fo:font-size="10pt" fo:letter-spacing="-0.0028in" fo:background-color="transparent" loext:char-shading-value="0" style:font-size-asian="10pt" style:font-name-complex="Arial" style:font-size-complex="10pt"/>
    </style:style>
    <style:style style:name="T12" style:family="text">
      <style:text-properties fo:font-variant="normal" fo:text-transform="none" fo:color="#000000" loext:opacity="100%" style:font-name="Arial" fo:font-size="10pt" fo:letter-spacing="normal" fo:font-style="normal" fo:font-weight="normal" fo:background-color="transparent" loext:char-shading-value="0" style:font-size-asian="10pt" style:font-style-asian="normal" style:font-weight-asian="normal" style:font-name-complex="Arial" style:font-size-complex="10pt"/>
    </style:style>
    <style:style style:name="T13" style:family="text">
      <style:text-properties officeooo:rsid="000bffa1"/>
    </style:style>
    <style:style style:name="T14" style:family="text">
      <style:text-properties officeooo:rsid="001c7084"/>
    </style:style>
    <style:style style:name="T15" style:family="text">
      <style:text-properties officeooo:rsid="000e1ac2"/>
    </style:style>
    <style:style style:name="T16" style:family="text">
      <style:text-properties style:text-position="0% 100%" style:font-name="Arial1" fo:font-size="10pt" style:font-name-asian="Arial2" style:font-size-asian="10pt" style:font-name-complex="Arial2" style:font-size-complex="10pt"/>
    </style:style>
    <style:style style:name="T17" style:family="text">
      <style:text-properties style:text-position="0% 100%" style:font-name="Arial1" fo:font-size="10pt" officeooo:rsid="001fc0ff" style:font-name-asian="Arial2" style:font-size-asian="10pt" style:font-name-complex="Arial2" style:font-size-complex="10pt"/>
    </style:style>
    <style:style style:name="T18" style:family="text">
      <style:text-properties style:text-position="0% 100%" style:font-name="Arial1" fo:font-size="10pt" fo:font-weight="bold" style:font-name-asian="Arial2" style:font-size-asian="10pt" style:font-weight-asian="bold" style:font-name-complex="Arial2" style:font-size-complex="10pt"/>
    </style:style>
    <style:style style:name="T19" style:family="text">
      <style:text-properties style:text-position="0% 100%" style:font-name="Arial1" fo:font-size="10pt" fo:font-weight="bold" officeooo:rsid="000e894c" style:font-name-asian="Arial2" style:font-size-asian="10pt" style:font-weight-asian="bold" style:font-name-complex="Arial2" style:font-size-complex="10pt"/>
    </style:style>
    <style:style style:name="T20" style:family="text">
      <style:text-properties style:text-position="0% 100%" style:font-name="Arial1" fo:font-size="10pt" fo:language="en" fo:country="US" fo:font-weight="bold" officeooo:rsid="000fb8ed" style:font-name-asian="Arial2" style:font-size-asian="10pt" style:font-weight-asian="bold" style:font-name-complex="Arial2" style:font-size-complex="10pt"/>
    </style:style>
    <style:style style:name="T21" style:family="text">
      <style:text-properties style:text-position="0% 100%" style:font-name="Arial1" fo:font-size="10pt" fo:language="en" fo:country="US" officeooo:rsid="000fb8ed" style:font-name-asian="Arial2" style:font-size-asian="10pt" style:font-name-complex="Arial2" style:font-size-complex="10pt"/>
    </style:style>
    <style:style style:name="T22" style:family="text">
      <style:text-properties style:text-position="0% 100%" style:font-name="Arial1" style:font-name-asian="Arial2" style:font-name-complex="Arial2"/>
    </style:style>
    <style:style style:name="T23" style:family="text">
      <style:text-properties style:font-name="Arial1" fo:font-size="10pt" style:font-name-asian="Arial2" style:font-size-asian="10pt" style:font-name-complex="Arial2" style:font-size-complex="10pt"/>
    </style:style>
    <style:style style:name="T24" style:family="text">
      <style:text-properties style:font-name="Arial1" style:font-name-asian="Arial2" style:font-name-complex="Arial2"/>
    </style:style>
    <style:style style:name="T25" style:family="text">
      <style:text-properties officeooo:rsid="000e894c"/>
    </style:style>
    <style:style style:name="T26" style:family="text">
      <style:text-properties officeooo:rsid="0012f36f"/>
    </style:style>
    <style:style style:name="T27" style:family="text">
      <style:text-properties officeooo:rsid="00173435"/>
    </style:style>
    <style:style style:name="T28" style:family="text">
      <style:text-properties style:use-window-font-color="true" loext:opacity="0%" fo:language="cs" fo:country="CZ" officeooo:rsid="00173435" style:language-asian="zh" style:country-asian="CN" style:language-complex="ar" style:country-complex="SA"/>
    </style:style>
    <style:style style:name="T29" style:family="text">
      <style:text-properties fo:font-style="normal" style:font-style-asian="normal"/>
    </style:style>
    <style:style style:name="T30" style:family="text">
      <style:text-properties fo:font-style="normal" fo:font-weight="normal" style:font-style-asian="normal" style:font-weight-asian="normal"/>
    </style:style>
    <style:style style:name="T3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 table:style-name="Tabulka1.1">
          <table:table-cell table:style-name="Tabulka1.A1" table:number-columns-spanned="2" office:value-type="string">
            <text:p text:style-name="P1">Ing. Leon PFEIFER</text:p>
          </table:table-cell>
          <table:covered-table-cell/>
          <table:table-cell table:style-name="Tabulka1.A1" table:number-columns-spanned="2" office:value-type="string">
            <text:p text:style-name="P2"/>
          </table:table-cell>
          <table:covered-table-cell/>
        </table:table-row>
        <table:table-row table:style-name="Tabulka1.2">
          <table:table-cell table:style-name="Tabulka1.A1" office:value-type="string">
            <text:p text:style-name="P6"/>
          </table:table-cell>
          <table:table-cell table:style-name="Tabulka1.A1" table:number-columns-spanned="2" office:value-type="string">
            <text:p text:style-name="P3">E-mail:</text:p>
            <text:p text:style-name="P8">Cell Phone:</text:p>
            <text:p text:style-name="P8">Date of Birth:</text:p>
            <text:p text:style-name="P8">Citizenship:</text:p>
          </table:table-cell>
          <table:covered-table-cell/>
          <table:table-cell table:style-name="Tabulka1.A1" office:value-type="string">
            <text:p text:style-name="P52">leon.pfeifer@email.cz</text:p>
            <text:p text:style-name="P7">+420775013823</text:p>
            <text:p text:style-name="P7">18. 5. 1982</text:p>
            <text:p text:style-name="P7">Czech Republic</text:p>
          </table:table-cell>
        </table:table-row>
      </table:table>
      <text:p text:style-name="Standard"/>
      <table:table table:name="Tabulka2" table:style-name="Tabulka2">
        <table:table-column table:style-name="Tabulka2.A"/>
        <table:table-row table:style-name="Tabulka2.1">
          <table:table-cell table:style-name="Tabulka2.A1" office:value-type="string">
            <text:p text:style-name="P28">EDUCATION</text:p>
          </table:table-cell>
        </table:table-row>
      </table:table>
      <text:p text:style-name="Standard"/>
      <table:table table:name="Tabulka3" table:style-name="Tabulka3">
        <table:table-column table:style-name="Tabulka3.A"/>
        <table:table-column table:style-name="Tabulka3.B"/>
        <table:table-column table:style-name="Tabulka3.C"/>
        <table:table-row table:style-name="Tabulka3.1">
          <table:table-cell table:style-name="Tabulka3.A1" table:number-rows-spanned="2" office:value-type="string">
            <text:p text:style-name="P9">2005 - 2008</text:p>
          </table:table-cell>
          <table:table-cell table:style-name="Tabulka3.A1" table:number-columns-spanned="2" office:value-type="string">
            <text:p text:style-name="P15">University of Technology, Brno – Master Study Programe</text:p>
            <text:p text:style-name="P17">Faculty of Electrical Engineering and Communication,</text:p>
            <text:p text:style-name="P17">Master study programe - <text:s/>Electrical, Electronic, Communication and Control Tech.</text:p>
            <text:p text:style-name="P17">Study area – Communications and Informatics</text:p>
          </table:table-cell>
          <table:covered-table-cell/>
        </table:table-row>
        <table:table-row table:style-name="Tabulka3.2">
          <table:covered-table-cell/>
          <table:table-cell table:style-name="Tabulka3.A1" office:value-type="string">
            <text:p text:style-name="P64">- </text:p>
            <text:p text:style-name="P64"/>
            <text:p text:style-name="P64">-</text:p>
          </table:table-cell>
          <table:table-cell table:style-name="Tabulka3.A1" office:value-type="string">
            <text:p text:style-name="P7">main courses: Digital signal processing, Speech processing, Digital audio signal processing, Programmable logic devices, Information system security, <text:s/></text:p>
            <text:p text:style-name="Standard"><text:span text:style-name="T3">Diploma Thesis – </text:span><text:span text:style-name="T2">Automatic / Automated recognition of emotional states based on uttereance analysis</text:span></text:p>
            <text:p text:style-name="P7"/>
          </table:table-cell>
        </table:table-row>
        <table:table-row table:style-name="Tabulka3.3">
          <table:table-cell table:style-name="Tabulka3.A1" table:number-rows-spanned="2" office:value-type="string">
            <text:p text:style-name="P9">2002 - 2005</text:p>
          </table:table-cell>
          <table:table-cell table:style-name="Tabulka3.A1" table:number-columns-spanned="2" office:value-type="string">
            <text:p text:style-name="P15">University of Technology, Brno – Bachaleor Study Programe</text:p>
            <text:p text:style-name="P17">Faculty of Electrical Engineering and Communication,</text:p>
            <text:p text:style-name="P17">Bachaleor study programe – Electrical, Electronic, Communication and Control Tech.</text:p>
            <text:p text:style-name="P17">Study area - <text:s/>Teleinformatics</text:p>
          </table:table-cell>
          <table:covered-table-cell/>
        </table:table-row>
        <table:table-row table:style-name="Tabulka3.4">
          <table:covered-table-cell/>
          <table:table-cell table:style-name="Tabulka3.A1" office:value-type="string">
            <text:p text:style-name="P10">-</text:p>
            <text:p text:style-name="P10"/>
            <text:p text:style-name="P10">-</text:p>
          </table:table-cell>
          <table:table-cell table:style-name="Tabulka3.A1" office:value-type="string">
            <text:p text:style-name="P7">main courses: Signals and system analysis, Accesses and Transport Ntwks, Hardware computer networks, Data Communication, Engineering pedagogy and didactis</text:p>
            <text:p text:style-name="P16">Bachaleor Thesis – Raising of resistibility the digital subscriber line counter to noise</text:p>
          </table:table-cell>
        </table:table-row>
      </table:table>
      <text:p text:style-name="Standard"/>
      <table:table table:name="Tabulka4" table:style-name="Tabulka4">
        <table:table-column table:style-name="Tabulka4.A"/>
        <table:table-row table:style-name="Tabulka4.1">
          <table:table-cell table:style-name="Tabulka4.A1" office:value-type="string">
            <text:p text:style-name="P28">EMPLOYMENT HISTORY</text:p>
          </table:table-cell>
        </table:table-row>
      </table:table>
      <text:p text:style-name="P46"/>
      <table:table table:name="Tabulka12" table:style-name="Tabulka12">
        <table:table-column table:style-name="Tabulka12.A"/>
        <table:table-column table:style-name="Tabulka12.B"/>
        <table:table-column table:style-name="Tabulka12.C"/>
        <table:table-row table:style-name="Tabulka12.1">
          <table:table-cell table:style-name="Tabulka12.A1" table:number-rows-spanned="3" office:value-type="string">
            <text:p text:style-name="P57">2020 - 2023</text:p>
          </table:table-cell>
          <table:table-cell table:style-name="Tabulka12.A1" table:number-columns-spanned="2" office:value-type="string">
            <text:p text:style-name="P49"><text:span text:style-name="T29">CS-SOFT a.s.</text:span></text:p>
          </table:table-cell>
          <table:covered-table-cell/>
        </table:table-row>
        <table:table-row table:style-name="Tabulka12.2">
          <table:covered-table-cell/>
          <table:table-cell table:style-name="Tabulka12.A1" table:number-columns-spanned="2" office:value-type="string">
            <text:p text:style-name="P50"><text:span text:style-name="T29">post: </text:span><text:span text:style-name="T31">DevOps engineer</text:span></text:p>
            <text:p text:style-name="P76">responsibilities:<text:span text:style-name="T31"> </text:span></text:p>
          </table:table-cell>
          <table:covered-table-cell/>
        </table:table-row>
        <table:table-row table:style-name="Tabulka12.2">
          <table:covered-table-cell/>
          <table:table-cell table:style-name="Tabulka12.A1" office:value-type="string">
            <text:p text:style-name="P51">-</text:p>
          </table:table-cell>
          <table:table-cell table:style-name="Tabulka12.A1" office:value-type="string">
            <text:p text:style-name="P50"><text:span text:style-name="T30">work on projects ensuring the infrastructure of the company</text:span></text:p>
            <text:p text:style-name="P50"><text:span text:style-name="T30">(more in enclosed file </text:span>knowledge_base_devops.ctb)</text:p>
            <text:p text:style-name="P50"/>
          </table:table-cell>
        </table:table-row>
        <table:table-row table:style-name="Tabulka12.4">
          <table:table-cell table:style-name="Tabulka12.A1" office:value-type="string">
            <text:p text:style-name="P14">2019 - 2020</text:p>
          </table:table-cell>
          <table:table-cell table:style-name="Tabulka12.A1" table:number-columns-spanned="2" office:value-type="string">
            <text:p text:style-name="P69"><text:span text:style-name="T8">Traveling</text:span><text:span text:style-name="T9"> - </text:span><text:span text:style-name="T10">New Zealand, Spain</text:span></text:p>
          </table:table-cell>
          <table:covered-table-cell/>
        </table:table-row>
        <table:table-row table:style-name="Tabulka12.1">
          <table:table-cell table:style-name="Tabulka12.A1" table:number-rows-spanned="3" office:value-type="string">
            <text:p text:style-name="P56"><text:span text:style-name="T22">2012 - 201</text:span><text:span text:style-name="T24">9</text:span></text:p>
          </table:table-cell>
          <table:table-cell table:style-name="Tabulka12.A1" table:number-columns-spanned="2" office:value-type="string">
            <text:p text:style-name="P70">AT&amp;T Global Network Services Czech Republic s.r.o.</text:p>
            <text:p text:style-name="P71"><text:span text:style-name="T1">Department</text:span> - External Partner Service Operations</text:p>
          </table:table-cell>
          <table:covered-table-cell/>
        </table:table-row>
        <table:table-row table:style-name="Tabulka12.1">
          <table:covered-table-cell/>
          <table:table-cell table:style-name="Tabulka12.A1" table:number-columns-spanned="2" office:value-type="string">
            <text:p text:style-name="P78"><text:span text:style-name="T19">post</text:span><text:span text:style-name="T18">: </text:span><text:span text:style-name="T16">Partner Manager</text:span></text:p>
            <text:p text:style-name="P75">responsibilities:</text:p>
          </table:table-cell>
          <table:covered-table-cell/>
        </table:table-row>
        <table:table-row table:style-name="Tabulka12.1">
          <table:covered-table-cell/>
          <table:table-cell table:style-name="Tabulka12.A1" office:value-type="string">
            <text:p text:style-name="P73">-</text:p>
            <text:p text:style-name="P74">-</text:p>
            <text:p text:style-name="P74"/>
            <text:p text:style-name="P73">-</text:p>
            <text:p text:style-name="P73"/>
          </table:table-cell>
          <table:table-cell table:style-name="Tabulka12.A1" office:value-type="string">
            <text:p text:style-name="P72"><text:span text:style-name="T25">coordination of activities among </text:span>At&amp;T<text:span text:style-name="T26"> and</text:span> <text:span text:style-name="T7">it's</text:span><text:span text:style-name="T25"> partners</text:span><text:span text:style-name="T7">(outsourced service providers)</text:span></text:p>
            <text:p text:style-name="P72"><text:span text:style-name="T8">troubleshooting and </text:span><text:span text:style-name="T7">coordination</text:span><text:span text:style-name="T8"> of troubleshooting of incidedents and problems in scope of Partner service management</text:span></text:p>
            <text:p text:style-name="P72"><text:span text:style-name="T8">training / mentoring of Partner Incident Management team members for particular products and providing its troubleshooting guidelines</text:span></text:p>
          </table:table-cell>
        </table:table-row>
        <table:table-row table:style-name="Tabulka12.4">
          <table:table-cell table:style-name="Tabulka12.A1" office:value-type="string">
            <text:p text:style-name="P41"/>
            <text:p text:style-name="P41">2011 - 2012</text:p>
          </table:table-cell>
          <table:table-cell table:style-name="Tabulka12.A1" table:number-columns-spanned="2" office:value-type="string">
            <text:p text:style-name="P44"/>
            <text:p text:style-name="P46"><text:span text:style-name="T20">Traveling</text:span><text:span text:style-name="T18">, </text:span><text:span text:style-name="T20">Spanish language studies</text:span><text:span text:style-name="T18"> </text:span><text:span text:style-name="T16">- </text:span><text:span text:style-name="T21">South America</text:span><text:span text:style-name="T17">, Morocco</text:span></text:p>
            <text:p text:style-name="P46"><text:span text:style-name="T17"/></text:p>
          </table:table-cell>
          <table:covered-table-cell/>
        </table:table-row>
      </table:table>
      <table:table table:name="Tabulka5" table:style-name="Tabulka5">
        <table:table-column table:style-name="Tabulka5.A"/>
        <table:table-column table:style-name="Tabulka5.B"/>
        <table:table-column table:style-name="Tabulka5.C"/>
        <table:table-row table:style-name="Tabulka5.1">
          <table:table-cell table:style-name="Tabulka5.A1" table:number-rows-spanned="3" office:value-type="string">
            <text:p text:style-name="P10">2009 - 2011</text:p>
            <text:p text:style-name="P10"/>
          </table:table-cell>
          <table:table-cell table:style-name="Tabulka5.A1" table:number-columns-spanned="2" office:value-type="string">
            <text:p text:style-name="P15">Vodafone Czech Republic </text:p>
            <text:p text:style-name="P17">Department - <text:s/>Network operations</text:p>
          </table:table-cell>
          <table:covered-table-cell/>
        </table:table-row>
        <table:table-row table:style-name="Tabulka5.1">
          <table:covered-table-cell/>
          <table:table-cell table:style-name="Tabulka5.A1" table:number-columns-spanned="2" office:value-type="string">
            <text:p text:style-name="Standard"><text:span text:style-name="T4">post:</text:span><text:span text:style-name="T2"> OneNet Engineer</text:span></text:p>
            <text:p text:style-name="P4">responsibilities: </text:p>
          </table:table-cell>
          <table:covered-table-cell/>
        </table:table-row>
        <table:table-row table:style-name="Tabulka5.3">
          <table:covered-table-cell/>
          <table:table-cell table:style-name="Tabulka5.A1" office:value-type="string">
            <text:p text:style-name="P7">-</text:p>
            <text:p text:style-name="P7"/>
            <text:p text:style-name="P7">-</text:p>
            <text:p text:style-name="P7">-</text:p>
            <text:p text:style-name="P7"/>
            <text:p text:style-name="P7">-</text:p>
            <text:p text:style-name="P7">-</text:p>
            <text:p text:style-name="P7">-</text:p>
          </table:table-cell>
          <table:table-cell table:style-name="Tabulka5.A1" office:value-type="string">
            <text:p text:style-name="P18">solving and coordination of solving technical incidents and problems relating to OneNet network (Voice, SMS, MMS, GPRS/EDGE, GSM/UMTS, VoIP)</text:p>
            <text:p text:style-name="P19">configuration of routers, Cisco switches, VoIP phones, MGWs</text:p>
            <text:p text:style-name="P18">management of projects under problem mngmt <text:s/>from the position of project manager<text:span text:style-name="T26">,</text:span></text:p>
            <text:p text:style-name="P18">leadership teams and individuals participating in the project</text:p>
            <text:p text:style-name="P66">optimization of related processes within the Vodafone Group.</text:p>
            <text:p text:style-name="P66">preparing presentations and training for cooperating departments within <text:span text:style-name="T25">VF CZ</text:span></text:p>
            <text:p text:style-name="P66">creation and innovation process and technical documentation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table:number-rows-spanned="3" office:value-type="string">
            <text:p text:style-name="P10"/>
            <text:p text:style-name="P10">2008 - 2009</text:p>
          </table:table-cell>
          <table:table-cell table:style-name="Table1.A1" table:number-columns-spanned="2" office:value-type="string">
            <text:p text:style-name="P15"/>
            <text:p text:style-name="P15">Vodafone Czech Republic </text:p>
            <text:p text:style-name="P17">Department - <text:s/>Network operations</text:p>
          </table:table-cell>
          <table:covered-table-cell/>
        </table:table-row>
        <table:table-row table:style-name="Table1.2">
          <table:covered-table-cell/>
          <table:table-cell table:style-name="Table1.A1" table:number-columns-spanned="2" office:value-type="string">
            <text:p text:style-name="Standard"><text:span text:style-name="T4">post:</text:span><text:span text:style-name="T2"> CTS Engineer</text:span></text:p>
            <text:p text:style-name="P4">responsibilities: </text:p>
          </table:table-cell>
          <table:covered-table-cell/>
        </table:table-row>
        <table:table-row table:style-name="Table1.2">
          <table:covered-table-cell/>
          <table:table-cell table:style-name="Table1.A1" office:value-type="string">
            <text:p text:style-name="P7">-</text:p>
            <text:p text:style-name="P7"/>
            <text:p text:style-name="P7">-</text:p>
            <text:p text:style-name="P7">-</text:p>
          </table:table-cell>
          <table:table-cell table:style-name="Table1.A1" office:value-type="string">
            <text:p text:style-name="P7">solving and coordination of solving technical incidents and problems relating to the GSM network (calls, SMS, MMS, GPRS / EDGE)</text:p>
            <text:p text:style-name="P7">implementation and coordination of testing with international roaming partners</text:p>
            <text:p text:style-name="P7">control, escalation and resolution of incidents and IXC problems <text:s/>with responsible partners</text:p>
          </table:table-cell>
        </table:table-row>
      </table:table>
      <text:p text:style-name="Text_20_body"/>
      <table:table table:name="Tabulka8" table:style-name="Tabulka8">
        <table:table-column table:style-name="Tabulka8.A"/>
        <table:table-row table:style-name="Tabulka8.1">
          <table:table-cell table:style-name="Tabulka8.A1" office:value-type="string">
            <text:p text:style-name="P28">PROFESSIONAL QUALIFICATIONS</text:p>
          </table:table-cell>
        </table:table-row>
      </table:table>
      <text:p text:style-name="Standard"/>
      <table:table table:name="Tabulka9" table:style-name="Tabulka9">
        <table:table-column table:style-name="Tabulka9.A"/>
        <table:table-column table:style-name="Tabulka9.B"/>
        <table:table-row table:style-name="Tabulka9.1">
          <table:table-cell table:style-name="Tabulka9.A1" office:value-type="string">
            <text:p text:style-name="P4">Czech:</text:p>
          </table:table-cell>
          <table:table-cell table:style-name="Tabulka9.A1" office:value-type="string">
            <text:p text:style-name="P7">vernacular</text:p>
          </table:table-cell>
        </table:table-row>
        <table:table-row table:style-name="Tabulka9.1">
          <table:table-cell table:style-name="Tabulka9.A1" office:value-type="string">
            <text:p text:style-name="P4">English:</text:p>
          </table:table-cell>
          <table:table-cell table:style-name="Tabulka9.A1" office:value-type="string">
            <text:p text:style-name="P7">very good written and spoken</text:p>
          </table:table-cell>
        </table:table-row>
      </table:table>
      <text:p text:style-name="P48"/>
      <table:table table:name="Tabulka11" table:style-name="Tabulka11">
        <table:table-column table:style-name="Tabulka11.A"/>
        <table:table-column table:style-name="Tabulka11.B"/>
        <table:table-column table:style-name="Tabulka11.C"/>
        <table:table-column table:style-name="Tabulka11.D"/>
        <table:table-row table:style-name="Tabulka11.1">
          <table:table-cell table:style-name="Tabulka11.A1" table:number-rows-spanned="14" office:value-type="string">
            <text:p text:style-name="P40"><text:span text:style-name="T28">IT Skills</text:span>:</text:p>
          </table:table-cell>
          <table:table-cell table:style-name="Tabulka11.A1" table:number-columns-spanned="3" office:value-type="string">
            <text:p text:style-name="P25">Linux(OpenSUSE, MX, Ubuntu, Alpine, Proxmox), Docker/Podman(Compose, Swarm, Registry),</text:p>
            <text:p text:style-name="P25">Ansible, VirtualBox, Nginx, Git, VSCode, Prometheus, Grafana, Nextcloud, SQL, Python,</text:p>
            <text:p text:style-name="P25">bash, Pascal 7.0, Assembler, HTML, Delphi, Matlab, Java, VB</text:p>
            <text:p text:style-name="P63"><text:span text:style-name="T5">network management</text:span> – practical experience in building and managing LAN,TCP / IP, Wi-Fi</text:p>
          </table:table-cell>
          <table:covered-table-cell/>
          <table:covered-table-cell/>
        </table:table-row>
        <table:table-row table:style-name="Tabulka11.1">
          <table:covered-table-cell/>
          <table:table-cell table:style-name="Tabulka11.A1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ulka11.3">
          <table:covered-table-cell/>
          <table:table-cell table:style-name="Tabulka11.A1" table:number-rows-spanned="8" office:value-type="string">
            <text:p text:style-name="P25"><text:span text:style-name="T5">Python</text:span> </text:p>
          </table:table-cell>
          <table:table-cell table:style-name="Tabulka11.A1" table:number-rows-spanned="8" office:value-type="string">
            <text:p text:style-name="P25">Udemy </text:p>
          </table:table-cell>
          <table:table-cell table:style-name="Tabulka11.A1" office:value-type="string">
            <text:p text:style-name="P25">Python 3 in 1: Basics, Advanced and Django</text:p>
          </table:table-cell>
        </table:table-row>
        <table:table-row table:style-name="Tabulka11.4">
          <table:covered-table-cell/>
          <table:covered-table-cell/>
          <table:covered-table-cell/>
          <table:table-cell table:style-name="Tabulka11.A1" office:value-type="string">
            <text:p text:style-name="P25">Python for Finance: Investment Fundamentals &amp; Data Analytics</text:p>
          </table:table-cell>
        </table:table-row>
        <table:table-row table:style-name="Tabulka11.5">
          <table:covered-table-cell/>
          <table:covered-table-cell/>
          <table:covered-table-cell/>
          <table:table-cell table:style-name="Tabulka11.A1" office:value-type="string">
            <text:p text:style-name="P25">Python for Financial Analysis and Algorithmic Trading</text:p>
          </table:table-cell>
        </table:table-row>
        <table:table-row table:style-name="Tabulka11.6">
          <table:covered-table-cell/>
          <table:covered-table-cell/>
          <table:covered-table-cell/>
          <table:table-cell table:style-name="Tabulka11.A1" office:value-type="string">
            <text:p text:style-name="P25">Automate the Boring Stuff with Python Programming</text:p>
          </table:table-cell>
        </table:table-row>
        <table:table-row table:style-name="Tabulka11.6">
          <table:covered-table-cell/>
          <table:covered-table-cell/>
          <table:covered-table-cell/>
          <table:table-cell table:style-name="Tabulka11.A1" office:value-type="string">
            <text:p text:style-name="P25">Machine Learning A-Z™: Hands-On Python &amp; R In Data Science</text:p>
          </table:table-cell>
        </table:table-row>
        <table:table-row table:style-name="Tabulka11.6">
          <table:covered-table-cell/>
          <table:covered-table-cell/>
          <table:covered-table-cell/>
          <table:table-cell table:style-name="Tabulka11.A1" office:value-type="string">
            <text:p text:style-name="P23">Python Complete Masterclass for Beginers</text:p>
          </table:table-cell>
        </table:table-row>
        <table:table-row table:style-name="Tabulka11.6">
          <table:covered-table-cell/>
          <table:covered-table-cell/>
          <table:covered-table-cell/>
          <table:table-cell table:style-name="Tabulka11.A1" office:value-type="string">
            <text:p text:style-name="P21">The Python Bible™ | Everything You Need to Program in Python</text:p>
          </table:table-cell>
        </table:table-row>
        <table:table-row table:style-name="Tabulka11.6">
          <table:covered-table-cell/>
          <table:covered-table-cell/>
          <table:covered-table-cell/>
          <table:table-cell table:style-name="Tabulka11.A1" office:value-type="string">
            <text:p text:style-name="P25">This Python3: Deep Dive Part 4 (OOP)</text:p>
          </table:table-cell>
        </table:table-row>
        <table:table-row table:style-name="Tabulka11.6">
          <table:covered-table-cell/>
          <table:table-cell table:style-name="Tabulka11.A1" office:value-type="string">
            <text:p text:style-name="P25"/>
          </table:table-cell>
          <table:table-cell table:style-name="Tabulka11.A1" office:value-type="string">
            <text:p text:style-name="P25"/>
          </table:table-cell>
          <table:table-cell table:style-name="Tabulka11.A1" office:value-type="string">
            <text:p text:style-name="P25"/>
          </table:table-cell>
        </table:table-row>
        <table:table-row table:style-name="Tabulka11.6">
          <table:covered-table-cell/>
          <table:table-cell table:style-name="Tabulka11.A1" office:value-type="string">
            <text:p text:style-name="P27">Django</text:p>
          </table:table-cell>
          <table:table-cell table:style-name="Tabulka11.A1" office:value-type="string">
            <text:p text:style-name="P26">Udemy</text:p>
          </table:table-cell>
          <table:table-cell table:style-name="Tabulka11.A1" office:value-type="string">
            <text:p text:style-name="P25">Django Core | A Reference Guide to Core Django Concepts</text:p>
          </table:table-cell>
        </table:table-row>
        <table:table-row table:style-name="Tabulka11.6">
          <table:covered-table-cell/>
          <table:table-cell table:style-name="Tabulka11.A1" office:value-type="string">
            <text:p text:style-name="P27"/>
          </table:table-cell>
          <table:table-cell table:style-name="Tabulka11.A1" office:value-type="string">
            <text:p text:style-name="P26"/>
          </table:table-cell>
          <table:table-cell table:style-name="Tabulka11.A1" office:value-type="string">
            <text:p text:style-name="P25"/>
          </table:table-cell>
        </table:table-row>
        <table:table-row table:style-name="Tabulka11.6">
          <table:covered-table-cell/>
          <table:table-cell table:style-name="Tabulka11.A1" office:value-type="string">
            <text:p text:style-name="P59">SQL</text:p>
          </table:table-cell>
          <table:table-cell table:style-name="Tabulka11.A1" office:value-type="string">
            <text:p text:style-name="P62">Udemy</text:p>
          </table:table-cell>
          <table:table-cell table:style-name="Tabulka11.A1" office:value-type="string">
            <text:p text:style-name="P25">SQL and PostgreSQL: The Complete Developer's Guide</text:p>
          </table:table-cell>
        </table:table-row>
      </table:table>
      <text:p text:style-name="P45"/>
      <table:table table:name="Tabulka10" table:style-name="Tabulka10">
        <table:table-column table:style-name="Tabulka10.A"/>
        <table:table-column table:style-name="Tabulka10.B"/>
        <table:table-column table:style-name="Tabulka10.C"/>
        <table:table-column table:style-name="Tabulka10.D"/>
        <table:table-column table:style-name="Tabulka10.E"/>
        <table:table-row table:style-name="Tabulka10.1">
          <table:table-cell table:style-name="Tabulka10.A1" table:number-rows-spanned="13" office:value-type="string">
            <text:p text:style-name="P4">Training:</text:p>
          </table:table-cell>
          <table:table-cell table:style-name="Tabulka10.A1" table:number-columns-spanned="2" office:value-type="string">
            <text:p text:style-name="P20">ITIL V3 Foundation for IT Service Management </text:p>
          </table:table-cell>
          <table:covered-table-cell/>
          <table:table-cell table:style-name="Tabulka10.A1" office:value-type="string">
            <text:p text:style-name="P7">HP Education Services</text:p>
          </table:table-cell>
          <table:table-cell table:style-name="Tabulka10.A1" office:value-type="string">
            <text:p text:style-name="P10">exam</text:p>
            <text:p text:style-name="P10">certification</text:p>
          </table:table-cell>
        </table:table-row>
        <table:table-row table:style-name="Tabulka10.1">
          <table:covered-table-cell/>
          <table:table-cell table:style-name="Tabulka10.A1" table:number-columns-spanned="2" office:value-type="string">
            <text:p text:style-name="P20">IPMA - preparing for the certification of project managers</text:p>
          </table:table-cell>
          <table:covered-table-cell/>
          <table:table-cell table:style-name="Tabulka10.A1" office:value-type="string">
            <text:p text:style-name="P7">LBMS</text:p>
          </table:table-cell>
          <table:table-cell table:style-name="Tabulka10.A1" office:value-type="string">
            <text:p text:style-name="P31">certification</text:p>
          </table:table-cell>
        </table:table-row>
        <table:table-row table:style-name="Tabulka10.1">
          <table:covered-table-cell/>
          <table:table-cell table:style-name="Tabulka10.A1" table:number-columns-spanned="2" office:value-type="string">
            <text:p text:style-name="Standard"><text:span text:style-name="T12">IPMA Level D, Certified Project Management Associate</text:span><text:span text:style-name="T11"> </text:span></text:p>
          </table:table-cell>
          <table:covered-table-cell/>
          <table:table-cell table:style-name="Tabulka10.A1" office:value-type="string">
            <text:p text:style-name="P30">Společnost pro projektové řízení</text:p>
          </table:table-cell>
          <table:table-cell table:style-name="Tabulka10.A1" office:value-type="string">
            <text:p text:style-name="P31">exam</text:p>
          </table:table-cell>
        </table:table-row>
        <table:table-row table:style-name="Tabulka10.1">
          <table:covered-table-cell/>
          <table:table-cell table:style-name="Tabulka10.A1" table:number-columns-spanned="2" office:value-type="string">
            <text:p text:style-name="P34">Six Sigma training – RED BELT</text:p>
          </table:table-cell>
          <table:covered-table-cell/>
          <table:table-cell table:style-name="Tabulka10.A1" office:value-type="string">
            <text:p text:style-name="P30">Vodafone</text:p>
          </table:table-cell>
          <table:table-cell table:style-name="Tabulka10.A1" office:value-type="string">
            <text:p text:style-name="P31">internal</text:p>
          </table:table-cell>
        </table:table-row>
        <table:table-row table:style-name="Tabulka10.1">
          <table:covered-table-cell/>
          <table:table-cell table:style-name="Tabulka10.A1" table:number-columns-spanned="2" office:value-type="string">
            <text:p text:style-name="P30">Signalling in GPRS/EGPRS</text:p>
          </table:table-cell>
          <table:covered-table-cell/>
          <table:table-cell table:style-name="Tabulka10.A1" office:value-type="string">
            <text:p text:style-name="P30">LELIWA</text:p>
          </table:table-cell>
          <table:table-cell table:style-name="Tabulka10.A1" office:value-type="string">
            <text:p text:style-name="P31">certification</text:p>
          </table:table-cell>
        </table:table-row>
        <table:table-row table:style-name="Tabulka10.1">
          <table:covered-table-cell/>
          <table:table-cell table:style-name="Tabulka10.A1" table:number-columns-spanned="2" office:value-type="string">
            <text:p text:style-name="P30">GSM Cell Planning </text:p>
          </table:table-cell>
          <table:covered-table-cell/>
          <table:table-cell table:style-name="Tabulka10.A1" office:value-type="string">
            <text:p text:style-name="P30">LELIWA</text:p>
          </table:table-cell>
          <table:table-cell table:style-name="Tabulka10.A1" office:value-type="string">
            <text:p text:style-name="P31">certification</text:p>
          </table:table-cell>
        </table:table-row>
        <table:table-row table:style-name="Tabulka10.1">
          <table:covered-table-cell/>
          <table:table-cell table:style-name="Tabulka10.A1" table:number-columns-spanned="2" office:value-type="string">
            <text:p text:style-name="P33">HSDPA / HSUPA Technology</text:p>
          </table:table-cell>
          <table:covered-table-cell/>
          <table:table-cell table:style-name="Tabulka10.A1" office:value-type="string">
            <text:p text:style-name="P30">LELIWA</text:p>
          </table:table-cell>
          <table:table-cell table:style-name="Tabulka10.A1" office:value-type="string">
            <text:p text:style-name="P31">certification</text:p>
          </table:table-cell>
        </table:table-row>
        <table:table-row table:style-name="Tabulka10.1">
          <table:covered-table-cell/>
          <table:table-cell table:style-name="Tabulka10.A1" table:number-columns-spanned="2" office:value-type="string">
            <text:p text:style-name="P33">Signalling in GSM Network</text:p>
          </table:table-cell>
          <table:covered-table-cell/>
          <table:table-cell table:style-name="Tabulka10.A1" office:value-type="string">
            <text:p text:style-name="P30">Training Point</text:p>
          </table:table-cell>
          <table:table-cell table:style-name="Tabulka10.A1" office:value-type="string">
            <text:p text:style-name="P32">certification</text:p>
          </table:table-cell>
        </table:table-row>
        <table:table-row table:style-name="Tabulka10.1">
          <table:covered-table-cell/>
          <table:table-cell table:style-name="Tabulka10.A1" table:number-columns-spanned="2" office:value-type="string">
            <text:p text:style-name="P33">Aceassertive communication</text:p>
          </table:table-cell>
          <table:covered-table-cell/>
          <table:table-cell table:style-name="Tabulka10.A1" office:value-type="string">
            <text:p text:style-name="P30">Lepší firma s.r.o</text:p>
          </table:table-cell>
          <table:table-cell table:style-name="Tabulka10.A1" office:value-type="string">
            <text:p text:style-name="P32">certification</text:p>
          </table:table-cell>
        </table:table-row>
        <table:table-row table:style-name="Tabulka10.1">
          <table:covered-table-cell/>
          <table:table-cell table:style-name="Tabulka10.A1" table:number-columns-spanned="2" office:value-type="string">
            <text:p text:style-name="P24">Configuration VoIP on Cisco products</text:p>
          </table:table-cell>
          <table:covered-table-cell/>
          <table:table-cell table:style-name="Tabulka10.A1" office:value-type="string">
            <text:p text:style-name="P24">Alef NULA</text:p>
          </table:table-cell>
          <table:table-cell table:style-name="Tabulka10.A1" office:value-type="string">
            <text:p text:style-name="P32">certification</text:p>
          </table:table-cell>
        </table:table-row>
        <table:table-row table:style-name="Tabulka10.1">
          <table:covered-table-cell/>
          <table:table-cell table:style-name="Tabulka10.A1" table:number-columns-spanned="2" office:value-type="string">
            <text:p text:style-name="P24">Internetworking and configuration of Cisco routers</text:p>
          </table:table-cell>
          <table:covered-table-cell/>
          <table:table-cell table:style-name="Tabulka10.A1" office:value-type="string">
            <text:p text:style-name="P24">Alef NULA</text:p>
          </table:table-cell>
          <table:table-cell table:style-name="Tabulka10.A1" office:value-type="string">
            <text:p text:style-name="P32">certification</text:p>
          </table:table-cell>
        </table:table-row>
        <table:table-row table:style-name="Tabulka10.1">
          <table:covered-table-cell/>
          <table:table-cell table:style-name="Tabulka10.A1" table:number-columns-spanned="2" office:value-type="string">
            <text:p text:style-name="P7">Microsoft Excel 2003 - Advanced Methods and Functions</text:p>
          </table:table-cell>
          <table:covered-table-cell/>
          <table:table-cell table:style-name="Tabulka10.A1" office:value-type="string">
            <text:p text:style-name="P7">Gopas</text:p>
          </table:table-cell>
          <table:table-cell table:style-name="Tabulka10.A1" office:value-type="string">
            <text:p text:style-name="P32">certification</text:p>
          </table:table-cell>
        </table:table-row>
        <table:table-row table:style-name="Tabulka10.1">
          <table:covered-table-cell/>
          <table:table-cell table:style-name="Tabulka10.A1" table:number-columns-spanned="2" office:value-type="string">
            <text:p text:style-name="P5"/>
          </table:table-cell>
          <table:covered-table-cell/>
          <table:table-cell table:style-name="Tabulka10.A1" office:value-type="string">
            <text:p text:style-name="P12"/>
          </table:table-cell>
          <table:table-cell table:style-name="Tabulka10.A1" office:value-type="string">
            <text:p text:style-name="P11"/>
          </table:table-cell>
        </table:table-row>
        <table:table-row table:style-name="Tabulka10.1">
          <table:table-cell table:style-name="Tabulka10.A1" office:value-type="string">
            <text:p text:style-name="P22">Skills:</text:p>
          </table:table-cell>
          <table:table-cell table:style-name="Tabulka10.A1" table:number-columns-spanned="4" office:value-type="string">
            <text:p text:style-name="P7">driving license – B</text:p>
            <text:p text:style-name="P7"/>
          </table:table-cell>
          <table:covered-table-cell/>
          <table:covered-table-cell/>
          <table:covered-table-cell/>
        </table:table-row>
        <table:table-row table:style-name="Tabulka10.15">
          <table:table-cell table:style-name="Tabulka10.A1" office:value-type="string">
            <text:p text:style-name="P22">Interests:</text:p>
          </table:table-cell>
          <table:table-cell table:style-name="Tabulka10.A1" office:value-type="string">
            <text:p text:style-name="P13">Sport </text:p>
            <text:p text:style-name="P13"/>
            <text:p text:style-name="P13"/>
            <text:p text:style-name="P13">Arts</text:p>
            <text:p text:style-name="P13"/>
            <text:p text:style-name="P13">Literature</text:p>
          </table:table-cell>
          <table:table-cell table:style-name="Tabulka10.A1" table:number-columns-spanned="3" office:value-type="string">
            <text:p text:style-name="P7">downhill ski<text:span text:style-name="T13">ing</text:span> – 10 years supreme level, career ended at the age of seventeen</text:p>
            <text:p text:style-name="P7">rock climbing, cross-country skiing, joga, grappling, surfing, run</text:p>
            <text:p text:style-name="P7"/>
            <text:p text:style-name="P7">five years of playing flute</text:p>
            <text:p text:style-name="P7"/>
            <text:p text:style-name="P7"><text:span text:style-name="T13">economy, </text:span>history, <text:span text:style-name="T13">fiction, health, (15 books per year on average)</text:span></text:p>
          </table:table-cell>
          <table:covered-table-cell/>
          <table:covered-table-cell/>
        </table:table-row>
      </table:table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TimesNewRoman" svg:font-family="TimesNewRoman" style:font-family-generic="roman"/>
    <style:font-face style:name="Mangal1" svg:font-family="Mangal" style:font-pitch="variable"/>
    <style:font-face style:name="Arial1" svg:font-family="Arial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 style:default-outline-level="">
      <style:text-properties style:font-name="Liberation Serif" fo:font-family="'Liberation Serif'" style:font-family-generic="roman" style:font-pitch="variable" fo:font-size="12pt" style:font-name-asian="Bitstream Vera Sans" style:font-family-asian="'Bitstream Vera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 style:default-outline-level=""/>
    <style:style style:name="Object_20_with_20_no_20_fill_20_and_20_no_20_line" style:display-name="Object with no fill and no line" style:family="paragraph" style:parent-style-name="Default_20_Drawing_20_Style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Bitstream Vera Sans" style:font-family-asian="'Bitstream Vera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name-asian="Bitstream Vera Sans" style:font-family-asian="'Bitstream Vera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4925in" fo:margin-left="0.9453in" fo:margin-right="0.9453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736in" fo:margin-left="0in" fo:margin-right="0in" fo:margin-bottom="0.3346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g</dc:title>
    <meta:initial-creator>LeonPfei</meta:initial-creator>
    <meta:creation-date>2009-12-28T18:19:00</meta:creation-date>
    <dc:date>2024-01-29T08:32:24.009869334</dc:date>
    <meta:print-date>2009-12-28T17:13:00</meta:print-date>
    <meta:editing-cycles>17</meta:editing-cycles>
    <meta:editing-duration>PT3H36M54S</meta:editing-duration>
    <meta:generator>LibreOffice/7.0.4.2$Linux_X86_64 LibreOffice_project/00$Build-2</meta:generator>
    <meta:document-statistic meta:table-count="11" meta:image-count="0" meta:object-count="0" meta:page-count="2" meta:paragraph-count="154" meta:word-count="683" meta:character-count="4900" meta:non-whitespace-character-count="4341"/>
    <meta:user-defined meta:name="Cleverlance.DocumentMarking.ClassificationMark">￼PARTS:2</meta:user-defined>
    <meta:user-defined meta:name="Cleverlance.DocumentMarking.ClassificationMark.P00">&lt;ClassificationMark xmlns:xsi="http://www.w3.org/2001/XMLSchema-instance" xmlns:xsd="http://www.w3.org/2001/XMLSchema" margin="NaN" class="PU" owner="Pfeifer, Leon, VF-CZ" position="BottomLeft" marginX="0" marginY="0" classifiedOn="2009-11-05T08:18:4</meta:user-defined>
    <meta:user-defined meta:name="Cleverlance.DocumentMarking.ClassificationMark.P01">5.2494291+01:00" showPrintedBy="true" showPrintDate="true" language="en" ApplicationVersion="Microsoft Word, 11.0" addinVersion="4.2.3.17079" template="Default"&gt;&lt;recipients /&gt;&lt;documentOwners /&gt;&lt;/ClassificationMark&gt;</meta:user-defined>
  </office:meta>
</office:document-meta>
</file>